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1D0000028F466EBDCF70CD4B9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Inter-Regular"/>
    <style:font-face style:name="Lohit Devanagari1" svg:font-family="'Lohit Devanagari'"/>
    <style:font-face style:name="Source Sans Pro" svg:font-family="'Source Sans Pro', 'Lucida Grande', sans-serif"/>
    <style:font-face style:name="arial" svg:font-family="arial" style:font-family-generic="swis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24.633cm" fo:margin-left="0cm" fo:margin-top="0cm" fo:margin-bottom="0cm" table:align="left" style:writing-mode="lr-tb"/>
    </style:style>
    <style:style style:name="Tableau1.A" style:family="table-column">
      <style:table-column-properties style:column-width="2.141cm"/>
    </style:style>
    <style:style style:name="Tableau1.B" style:family="table-column">
      <style:table-column-properties style:column-width="22.491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2" style:family="table">
      <style:table-properties style:width="24.617cm" fo:margin-left="0cm" fo:margin-top="0cm" fo:margin-bottom="0cm" table:align="left" style:writing-mode="lr-tb"/>
    </style:style>
    <style:style style:name="Tableau2.A" style:family="table-column">
      <style:table-column-properties style:column-width="2.194cm"/>
    </style:style>
    <style:style style:name="Tableau2.B" style:family="table-column">
      <style:table-column-properties style:column-width="5.373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24.73cm" fo:margin-left="0.079cm" fo:margin-top="0cm" fo:margin-bottom="0cm" fo:break-before="page" table:align="left" style:writing-mode="lr-tb"/>
    </style:style>
    <style:style style:name="Tableau3.A" style:family="table-column">
      <style:table-column-properties style:column-width="4.974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39cm"/>
    </style:style>
    <style:style style:name="Tableau3.E" style:family="table-column">
      <style:table-column-properties style:column-width="5.759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3.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line-height="100%" fo:orphans="0" fo:widows="0"/>
    </style:style>
    <style:style style:name="P3" style:family="paragraph" style:parent-style-name="normal">
      <style:paragraph-properties fo:line-height="100%" fo:orphans="0" fo:widows="0"/>
      <style:text-properties officeooo:paragraph-rsid="001139d6"/>
    </style:style>
    <style:style style:name="P4" style:family="paragraph" style:parent-style-name="normal">
      <style:paragraph-properties fo:line-height="100%" fo:orphans="0" fo:widows="0"/>
      <style:text-properties officeooo:paragraph-rsid="00153f5c"/>
    </style:style>
    <style:style style:name="P5" style:family="paragraph" style:parent-style-name="normal">
      <style:paragraph-properties fo:line-height="100%" fo:orphans="0" fo:widows="0"/>
      <style:text-properties officeooo:paragraph-rsid="0015fc91"/>
    </style:style>
    <style:style style:name="P6" style:family="paragraph" style:parent-style-name="normal">
      <style:paragraph-properties fo:line-height="100%" fo:orphans="0" fo:widows="0"/>
      <style:text-properties officeooo:paragraph-rsid="000dc368"/>
    </style:style>
    <style:style style:name="P7" style:family="paragraph" style:parent-style-name="normal">
      <style:paragraph-properties fo:line-height="100%" fo:orphans="0" fo:widows="0"/>
      <style:text-properties officeooo:paragraph-rsid="002fce1c"/>
    </style:style>
    <style:style style:name="P8" style:family="paragraph" style:parent-style-name="normal">
      <style:paragraph-properties fo:line-height="100%" fo:orphans="0" fo:widows="0"/>
      <style:text-properties officeooo:paragraph-rsid="003145e2"/>
    </style:style>
    <style:style style:name="P9" style:family="paragraph" style:parent-style-name="normal">
      <style:paragraph-properties fo:line-height="100%" fo:orphans="0" fo:widows="0"/>
      <style:text-properties officeooo:paragraph-rsid="00315da9"/>
    </style:style>
    <style:style style:name="P10" style:family="paragraph" style:parent-style-name="normal">
      <style:paragraph-properties fo:line-height="100%" fo:orphans="0" fo:widows="0"/>
      <style:text-properties officeooo:paragraph-rsid="00190df5"/>
    </style:style>
    <style:style style:name="P11" style:family="paragraph" style:parent-style-name="normal">
      <style:paragraph-properties fo:line-height="100%" fo:orphans="0" fo:widows="0"/>
      <style:text-properties officeooo:paragraph-rsid="0035d57b"/>
    </style:style>
    <style:style style:name="P12" style:family="paragraph" style:parent-style-name="normal">
      <style:text-properties style:font-name="Montserrat" style:font-name-asian="Montserrat1" style:font-name-complex="Montserrat1"/>
    </style:style>
    <style:style style:name="P13" style:family="paragraph" style:parent-style-name="normal">
      <style:paragraph-properties fo:line-height="100%" fo:orphans="0" fo:widows="0"/>
      <style:text-properties style:font-name="Montserrat" style:font-name-asian="Montserrat1" style:font-name-complex="Montserrat1"/>
    </style:style>
    <style:style style:name="P14" style:family="paragraph" style:parent-style-name="normal">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5" style:family="paragraph" style:parent-style-name="normal">
      <style:text-properties style:font-name="Montserrat" fo:font-size="12pt" style:font-name-asian="Montserrat1" style:font-size-asian="12pt" style:font-name-complex="Montserrat1" style:font-size-complex="12pt"/>
    </style:style>
    <style:style style:name="P16" style:family="paragraph" style:parent-style-name="normal">
      <style:paragraph-properties fo:line-height="100%" fo:orphans="0" fo:widows="0"/>
      <style:text-properties style:font-name="Montserrat" fo:font-size="12pt" style:font-name-asian="Montserrat1" style:font-size-asian="12pt" style:font-name-complex="Montserrat1" style:font-size-complex="12pt"/>
    </style:style>
    <style:style style:name="P17" style:family="paragraph" style:parent-style-name="normal">
      <style:paragraph-properties fo:line-height="100%" fo:orphans="0" fo:widows="0"/>
      <style:text-properties style:font-name="Montserrat" fo:font-size="12pt" officeooo:rsid="003282a2" officeooo:paragraph-rsid="003282a2" style:font-name-asian="Montserrat1" style:font-size-asian="12pt" style:font-name-complex="Montserrat1" style:font-size-complex="12pt"/>
    </style:style>
    <style:style style:name="P18" style:family="paragraph" style:parent-style-name="normal">
      <style:text-properties style:font-name="Montserrat" fo:font-size="14pt" fo:font-weight="bold" style:font-name-asian="Montserrat1" style:font-size-asian="14pt" style:font-weight-asian="bold" style:font-name-complex="Montserrat1" style:font-size-complex="14pt"/>
    </style:style>
    <style:style style:name="P19" style:family="paragraph" style:parent-style-name="normal">
      <style:paragraph-properties fo:line-height="100%" fo:orphans="0" fo:widows="0"/>
      <style:text-properties style:font-name="Montserrat" fo:font-weight="bold" style:font-name-asian="Montserrat1" style:font-weight-asian="bold" style:font-name-complex="Montserrat1"/>
    </style:style>
    <style:style style:name="P20" style:family="paragraph" style:parent-style-name="normal">
      <style:paragraph-properties fo:line-height="100%" fo:orphans="0" fo:widows="0"/>
      <style:text-properties style:font-name="Montserrat" officeooo:paragraph-rsid="00100484"/>
    </style:style>
    <style:style style:name="P21" style:family="paragraph" style:parent-style-name="normal">
      <style:text-properties fo:color="#666666" style:font-name="Montserrat" fo:font-size="12pt" style:font-name-asian="Montserrat1" style:font-size-asian="12pt" style:font-name-complex="Montserrat1" style:font-size-complex="12pt"/>
    </style:style>
    <style:style style:name="P22" style:family="paragraph" style:parent-style-name="normal">
      <style:paragraph-properties fo:line-height="100%" fo:orphans="0" fo:widows="0"/>
      <style:text-properties officeooo:rsid="000dc368" officeooo:paragraph-rsid="000dc368"/>
    </style:style>
    <style:style style:name="P23" style:family="paragraph" style:parent-style-name="normal">
      <style:paragraph-properties fo:line-height="100%" fo:orphans="0" fo:widows="0"/>
      <style:text-properties style:text-line-through-style="solid" style:text-line-through-type="single" style:font-name="Montserrat" fo:font-style="italic" style:font-name-asian="Montserrat1" style:font-style-asian="italic" style:font-name-complex="Montserrat1"/>
    </style:style>
    <style:style style:name="P24" style:family="paragraph" style:parent-style-name="normal">
      <style:paragraph-properties fo:line-height="100%" fo:orphans="0" fo:widows="0"/>
      <style:text-properties fo:color="#2c3338" style:text-line-through-style="solid" style:text-line-through-type="single" style:font-name="Montserrat" fo:font-style="italic" fo:background-color="#ffffff" style:font-name-asian="Montserrat1" style:font-style-asian="italic" style:font-name-complex="Montserrat1"/>
    </style:style>
    <style:style style:name="P25" style:family="paragraph" style:parent-style-name="normal">
      <style:paragraph-properties fo:line-height="100%" fo:orphans="0" fo:widows="0"/>
      <style:text-properties officeooo:rsid="00100484" officeooo:paragraph-rsid="00100484"/>
    </style:style>
    <style:style style:name="P26" style:family="paragraph" style:parent-style-name="normal">
      <style:paragraph-properties fo:line-height="100%" fo:orphans="0" fo:widows="0"/>
      <style:text-properties officeooo:rsid="0010789b" officeooo:paragraph-rsid="0010789b"/>
    </style:style>
    <style:style style:name="P27" style:family="paragraph" style:parent-style-name="normal">
      <style:paragraph-properties fo:line-height="100%" fo:orphans="0" fo:widows="0"/>
      <style:text-properties officeooo:rsid="0010789b" officeooo:paragraph-rsid="001139d6"/>
    </style:style>
    <style:style style:name="P28" style:family="paragraph" style:parent-style-name="normal">
      <style:paragraph-properties fo:line-height="100%" fo:orphans="0" fo:widows="0"/>
      <style:text-properties officeooo:rsid="001139d6" officeooo:paragraph-rsid="0011ae3d"/>
    </style:style>
    <style:style style:name="P29" style:family="paragraph" style:parent-style-name="normal">
      <style:paragraph-properties fo:line-height="100%" fo:orphans="0" fo:widows="0"/>
      <style:text-properties officeooo:rsid="0013858e" officeooo:paragraph-rsid="0013858e"/>
    </style:style>
    <style:style style:name="P30" style:family="paragraph" style:parent-style-name="normal">
      <style:paragraph-properties fo:line-height="100%" fo:orphans="0" fo:widows="0"/>
      <style:text-properties officeooo:rsid="0015fc91" officeooo:paragraph-rsid="0015fc91"/>
    </style:style>
    <style:style style:name="P31" style:family="paragraph" style:parent-style-name="normal">
      <style:paragraph-properties fo:line-height="100%" fo:orphans="0" fo:widows="0"/>
      <style:text-properties officeooo:rsid="001768d7" officeooo:paragraph-rsid="001768d7"/>
    </style:style>
    <style:style style:name="P32" style:family="paragraph" style:parent-style-name="normal">
      <style:paragraph-properties fo:line-height="100%" fo:orphans="0" fo:widows="0"/>
      <style:text-properties officeooo:rsid="00190df5" officeooo:paragraph-rsid="00190df5"/>
    </style:style>
    <style:style style:name="P33" style:family="paragraph" style:parent-style-name="normal">
      <style:paragraph-properties fo:line-height="100%" fo:orphans="0" fo:widows="0"/>
      <style:text-properties officeooo:rsid="001adaa5" officeooo:paragraph-rsid="001adaa5"/>
    </style:style>
    <style:style style:name="P34" style:family="paragraph" style:parent-style-name="normal">
      <style:paragraph-properties fo:line-height="100%" fo:orphans="0" fo:widows="0"/>
      <style:text-properties officeooo:rsid="001dfc97" officeooo:paragraph-rsid="001dfc97"/>
    </style:style>
    <style:style style:name="P35" style:family="paragraph" style:parent-style-name="normal">
      <style:paragraph-properties fo:line-height="100%" fo:orphans="0" fo:widows="0"/>
      <style:text-properties officeooo:rsid="001dfc97" officeooo:paragraph-rsid="002cfdf6"/>
    </style:style>
    <style:style style:name="P36" style:family="paragraph" style:parent-style-name="normal">
      <style:paragraph-properties fo:line-height="100%" fo:orphans="0" fo:widows="0"/>
      <style:text-properties officeooo:rsid="0025a0c1" officeooo:paragraph-rsid="0025a0c1"/>
    </style:style>
    <style:style style:name="P37" style:family="paragraph" style:parent-style-name="normal">
      <style:paragraph-properties fo:line-height="100%" fo:orphans="0" fo:widows="0"/>
      <style:text-properties officeooo:rsid="0029439f" officeooo:paragraph-rsid="0029439f" fo:background-color="#ffff00"/>
    </style:style>
    <style:style style:name="P38" style:family="paragraph" style:parent-style-name="normal">
      <style:paragraph-properties fo:line-height="100%" fo:orphans="0" fo:widows="0"/>
      <style:text-properties officeooo:rsid="0011ae3d" officeooo:paragraph-rsid="0011ae3d" fo:background-color="#ffff00"/>
    </style:style>
    <style:style style:name="P39" style:family="paragraph" style:parent-style-name="normal">
      <style:paragraph-properties fo:line-height="100%" fo:orphans="0" fo:widows="0"/>
      <style:text-properties officeooo:paragraph-rsid="001768d7" fo:background-color="#ffff00"/>
    </style:style>
    <style:style style:name="P40" style:family="paragraph" style:parent-style-name="normal">
      <style:paragraph-properties fo:line-height="100%" fo:orphans="0" fo:widows="0"/>
      <style:text-properties officeooo:rsid="00153f5c" officeooo:paragraph-rsid="00153f5c" fo:background-color="#ffff00"/>
    </style:style>
    <style:style style:name="P41" style:family="paragraph" style:parent-style-name="normal">
      <style:paragraph-properties fo:line-height="100%" fo:orphans="0" fo:widows="0"/>
      <style:text-properties officeooo:rsid="001768d7" officeooo:paragraph-rsid="001768d7" fo:background-color="#ffff00"/>
    </style:style>
    <style:style style:name="P42" style:family="paragraph" style:parent-style-name="normal">
      <style:paragraph-properties fo:line-height="100%" fo:orphans="0" fo:widows="0"/>
      <style:text-properties officeooo:rsid="0029439f" officeooo:paragraph-rsid="0029439f"/>
    </style:style>
    <style:style style:name="P43" style:family="paragraph" style:parent-style-name="normal">
      <style:paragraph-properties fo:line-height="100%" fo:orphans="0" fo:widows="0"/>
      <style:text-properties officeooo:rsid="0029d3b7" officeooo:paragraph-rsid="0029d3b7"/>
    </style:style>
    <style:style style:name="P44" style:family="paragraph" style:parent-style-name="normal">
      <style:paragraph-properties fo:line-height="100%" fo:orphans="0" fo:widows="0"/>
      <style:text-properties officeooo:rsid="002b6af8" officeooo:paragraph-rsid="002b6af8"/>
    </style:style>
    <style:style style:name="P45" style:family="paragraph" style:parent-style-name="normal">
      <style:paragraph-properties fo:line-height="100%" fo:orphans="0" fo:widows="0"/>
      <style:text-properties officeooo:rsid="002b6af8" officeooo:paragraph-rsid="002fce1c"/>
    </style:style>
    <style:style style:name="P46" style:family="paragraph" style:parent-style-name="normal">
      <style:paragraph-properties fo:line-height="100%" fo:orphans="0" fo:widows="0"/>
      <style:text-properties officeooo:rsid="002b6af8" officeooo:paragraph-rsid="001dfc97"/>
    </style:style>
    <style:style style:name="P47" style:family="paragraph" style:parent-style-name="normal">
      <style:paragraph-properties fo:line-height="100%" fo:orphans="0" fo:widows="0"/>
      <style:text-properties officeooo:rsid="002ceb71" officeooo:paragraph-rsid="002ceb71"/>
    </style:style>
    <style:style style:name="P48" style:family="paragraph" style:parent-style-name="normal">
      <style:paragraph-properties fo:line-height="100%" fo:orphans="0" fo:widows="0"/>
      <style:text-properties style:text-line-through-style="none" style:text-line-through-type="none" style:font-name="arial" fo:font-style="normal" officeooo:paragraph-rsid="002ceb71" style:font-name-asian="Montserrat1" style:font-style-asian="normal" style:font-name-complex="Montserrat1" style:font-style-complex="normal"/>
    </style:style>
    <style:style style:name="P49" style:family="paragraph" style:parent-style-name="normal">
      <style:paragraph-properties fo:line-height="100%" fo:orphans="0" fo:widows="0"/>
      <style:text-properties style:text-line-through-style="none" style:text-line-through-type="none" style:font-name="arial" fo:font-style="normal" officeooo:paragraph-rsid="002cfdf6" style:font-name-asian="Montserrat1" style:font-style-asian="normal" style:font-name-complex="Montserrat1" style:font-style-complex="normal"/>
    </style:style>
    <style:style style:name="P50" style:family="paragraph" style:parent-style-name="normal">
      <style:paragraph-properties fo:line-height="100%" fo:orphans="0" fo:widows="0"/>
      <style:text-properties style:text-line-through-style="none" style:text-line-through-type="none" style:font-name="arial" fo:font-style="normal" officeooo:rsid="002cfdf6" officeooo:paragraph-rsid="002cfdf6" style:font-name-asian="Montserrat1" style:font-style-asian="normal" style:font-name-complex="Montserrat1" style:font-style-complex="normal"/>
    </style:style>
    <style:style style:name="P51" style:family="paragraph" style:parent-style-name="normal">
      <style:paragraph-properties fo:line-height="100%" fo:orphans="0" fo:widows="0"/>
      <style:text-properties officeooo:rsid="002cfdf6" officeooo:paragraph-rsid="002cfdf6"/>
    </style:style>
    <style:style style:name="P52" style:family="paragraph" style:parent-style-name="normal">
      <style:paragraph-properties fo:line-height="100%" fo:orphans="0" fo:widows="0"/>
      <style:text-properties officeooo:rsid="002ebb1f" officeooo:paragraph-rsid="002ebb1f"/>
    </style:style>
    <style:style style:name="P53" style:family="paragraph" style:parent-style-name="normal">
      <style:paragraph-properties fo:line-height="100%" fo:orphans="0" fo:widows="0"/>
      <style:text-properties officeooo:rsid="002fce1c" officeooo:paragraph-rsid="002fce1c"/>
    </style:style>
    <style:style style:name="P54" style:family="paragraph" style:parent-style-name="normal">
      <style:paragraph-properties fo:line-height="100%" fo:orphans="0" fo:widows="0"/>
      <style:text-properties officeooo:rsid="002fce1c" officeooo:paragraph-rsid="0030f6f8"/>
    </style:style>
    <style:style style:name="P55" style:family="paragraph" style:parent-style-name="normal">
      <style:paragraph-properties fo:line-height="100%" fo:orphans="0" fo:widows="0"/>
      <style:text-properties officeooo:rsid="002fce1c" officeooo:paragraph-rsid="003145e2"/>
    </style:style>
    <style:style style:name="P56" style:family="paragraph" style:parent-style-name="normal">
      <style:paragraph-properties fo:line-height="100%" fo:orphans="0" fo:widows="0"/>
      <style:text-properties officeooo:rsid="002fce1c" officeooo:paragraph-rsid="00315da9"/>
    </style:style>
    <style:style style:name="P57" style:family="paragraph" style:parent-style-name="normal">
      <style:paragraph-properties fo:line-height="100%" fo:orphans="0" fo:widows="0"/>
      <style:text-properties officeooo:rsid="003145e2" officeooo:paragraph-rsid="003145e2"/>
    </style:style>
    <style:style style:name="P58" style:family="paragraph" style:parent-style-name="normal">
      <style:paragraph-properties fo:line-height="100%" fo:orphans="0" fo:widows="0"/>
      <style:text-properties officeooo:rsid="003145e2" officeooo:paragraph-rsid="00315da9"/>
    </style:style>
    <style:style style:name="P59" style:family="paragraph" style:parent-style-name="normal">
      <style:paragraph-properties fo:line-height="100%" fo:orphans="0" fo:widows="0"/>
      <style:text-properties officeooo:rsid="00315da9" officeooo:paragraph-rsid="00315da9"/>
    </style:style>
    <style:style style:name="P60" style:family="paragraph" style:parent-style-name="normal">
      <style:paragraph-properties fo:line-height="100%" fo:orphans="0" fo:widows="0"/>
      <style:text-properties officeooo:rsid="00319bf9" officeooo:paragraph-rsid="00319bf9"/>
    </style:style>
    <style:style style:name="P61" style:family="paragraph" style:parent-style-name="normal">
      <style:paragraph-properties fo:line-height="100%" fo:orphans="0" fo:widows="0"/>
      <style:text-properties officeooo:rsid="003282a2" officeooo:paragraph-rsid="003282a2"/>
    </style:style>
    <style:style style:name="P62" style:family="paragraph" style:parent-style-name="normal">
      <style:paragraph-properties fo:line-height="100%" fo:orphans="0" fo:widows="0"/>
      <style:text-properties officeooo:rsid="0030f6f8" officeooo:paragraph-rsid="0030f6f8"/>
    </style:style>
    <style:style style:name="P63" style:family="paragraph" style:parent-style-name="normal">
      <style:paragraph-properties fo:line-height="100%" fo:orphans="0" fo:widows="0"/>
      <style:text-properties officeooo:rsid="0030f6f8" officeooo:paragraph-rsid="003145e2"/>
    </style:style>
    <style:style style:name="P64" style:family="paragraph" style:parent-style-name="normal">
      <style:paragraph-properties fo:margin-left="0cm" fo:margin-right="0cm" fo:text-indent="-0.026cm" style:auto-text-indent="false"/>
    </style:style>
    <style:style style:name="P65" style:family="paragraph" style:parent-style-name="normal">
      <style:paragraph-properties fo:margin-left="1.27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66" style:family="paragraph" style:parent-style-name="normal">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67" style:family="paragraph" style:parent-style-name="normal">
      <style:paragraph-properties fo:margin-left="0cm" fo:margin-right="0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68" style:family="paragraph" style:parent-style-name="Title" style:master-page-name="Standard">
      <style:paragraph-properties fo:margin-top="0cm" fo:margin-bottom="0.423cm" loext:contextual-spacing="false" fo:line-height="100%" fo:text-align="center" style:justify-single-word="false" fo:orphans="0" fo:widows="0" style:page-number="1"/>
      <style:text-properties style:font-name="Montserrat" style:font-name-asian="Montserrat1" style:font-name-complex="Montserrat1"/>
    </style:style>
    <style:style style:name="P69" style:family="paragraph" style:parent-style-name="normal" style:list-style-name="WWNum4">
      <style:paragraph-properties fo:margin-left="1.27cm" fo:margin-right="0cm" fo:text-indent="-0.635cm" style:auto-text-indent="false"/>
      <style:text-properties style:font-name="Montserrat" fo:font-size="14pt" fo:font-weight="bold" style:font-name-asian="Montserrat1" style:font-size-asian="14pt" style:font-weight-asian="bold" style:font-name-complex="Montserrat1" style:font-size-complex="14pt"/>
    </style:style>
    <style:style style:name="P70" style:family="paragraph" style:parent-style-name="normal" style:list-style-name="WWNum4">
      <style:paragraph-properties fo:margin-left="1.27cm" fo:margin-right="0cm" fo:line-height="100%" fo:orphans="0" fo:widows="0" fo:text-indent="-0.635cm" style:auto-text-indent="false"/>
      <style:text-properties style:font-name="Montserrat" fo:font-size="14pt" fo:font-weight="bold" style:font-name-asian="Montserrat1" style:font-size-asian="14pt" style:font-weight-asian="bold" style:font-name-complex="Montserrat1" style:font-size-complex="14pt"/>
    </style:style>
    <style:style style:name="P71" style:family="paragraph" style:parent-style-name="normal" style:list-style-name="WWNum5">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2" style:family="paragraph" style:parent-style-name="normal" style:list-style-name="WWNum8">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3" style:family="paragraph" style:parent-style-name="normal" style:list-style-name="WWNum8">
      <style:paragraph-properties fo:margin-left="1.27cm" fo:margin-right="0cm" fo:line-height="100%" fo:orphans="0" fo:widows="0" fo:text-indent="-0.635cm" style:auto-text-indent="false"/>
      <style:text-properties style:font-name="Montserrat" fo:font-size="12pt" officeooo:paragraph-rsid="0027234f" style:font-name-asian="Montserrat1" style:font-size-asian="12pt" style:font-name-complex="Montserrat1" style:font-size-complex="12pt"/>
    </style:style>
    <style:style style:name="P74" style:family="paragraph" style:parent-style-name="normal"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5" style:family="paragraph" style:parent-style-name="normal" style:list-style-name="WWNum2">
      <style:paragraph-properties fo:margin-left="1.27cm" fo:margin-right="0cm" fo:line-height="100%" fo:orphans="0" fo:widows="0" fo:text-indent="-0.635cm" style:auto-text-indent="false"/>
      <style:text-properties style:font-name="Montserrat" fo:font-size="12pt" officeooo:paragraph-rsid="00262f3e" style:font-name-asian="Montserrat1" style:font-size-asian="12pt" style:font-name-complex="Montserrat1" style:font-size-complex="12pt"/>
    </style:style>
    <style:style style:name="P76" style:family="paragraph" style:parent-style-name="normal" style:list-style-name="WWNum1">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7" style:family="paragraph" style:parent-style-name="normal" style:list-style-name="WWNum6">
      <style:paragraph-properties fo:margin-left="1.27cm" fo:margin-right="0cm" fo:line-height="100%" fo:orphans="0" fo:widows="0" fo:text-indent="-0.635cm" style:auto-text-indent="false"/>
      <style:text-properties style:font-name="Montserrat" fo:font-size="12pt" officeooo:paragraph-rsid="002716fa" style:font-name-asian="Montserrat1" style:font-size-asian="12pt" style:font-name-complex="Montserrat1" style:font-size-complex="12pt"/>
    </style:style>
    <style:style style:name="P78" style:family="paragraph" style:parent-style-name="normal" style:list-style-name="WWNum3">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9" style:family="paragraph" style:parent-style-name="normal" style:list-style-name="WWNum7">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80" style:family="paragraph" style:parent-style-name="normal" style:list-style-name="WWNum6">
      <style:paragraph-properties fo:margin-left="1.27cm" fo:margin-right="0cm" fo:line-height="100%" fo:orphans="0" fo:widows="0" fo:text-indent="-0.635cm" style:auto-text-indent="false"/>
      <style:text-properties style:font-name="Montserrat" fo:font-size="12pt" officeooo:rsid="002716fa" officeooo:paragraph-rsid="002716fa" style:font-name-asian="Montserrat1" style:font-size-asian="12pt" style:font-name-complex="Montserrat1" style:font-size-complex="12pt"/>
    </style:style>
    <style:style style:name="P81" style:family="paragraph" style:parent-style-name="normal" style:list-style-name="WWNum7">
      <style:paragraph-properties fo:margin-left="1.27cm" fo:margin-right="0cm" fo:text-indent="-0.635cm" style:auto-text-indent="false"/>
    </style:style>
    <style:style style:name="P82" style:family="paragraph" style:parent-style-name="normal" style:list-style-name="WWNum8">
      <style:paragraph-properties fo:margin-left="1.27cm" fo:margin-right="0cm" fo:line-height="100%" fo:orphans="0" fo:widows="0" fo:text-indent="-0.635cm" style:auto-text-indent="false"/>
    </style:style>
    <style:style style:name="P83" style:family="paragraph" style:parent-style-name="normal" style:list-style-name="WWNum4">
      <style:paragraph-properties fo:margin-left="1.27cm" fo:margin-right="0cm" fo:line-height="100%" fo:orphans="0" fo:widows="0" fo:text-indent="-0.635cm" style:auto-text-indent="false"/>
    </style:style>
    <style:style style:name="P84" style:family="paragraph" style:parent-style-name="normal" style:list-style-name="WWNum1">
      <style:paragraph-properties fo:margin-left="0cm" fo:margin-right="0cm" fo:line-height="100%" fo:orphans="0" fo:widows="0" fo:text-indent="0cm" style:auto-text-indent="false"/>
      <style:text-properties style:font-name="Montserrat" fo:font-size="12pt" officeooo:rsid="003282a2" officeooo:paragraph-rsid="003282a2" style:font-name-asian="Montserrat1" style:font-size-asian="12pt" style:font-name-complex="Montserrat1" style:font-size-complex="12pt"/>
    </style:style>
    <style:style style:name="P85" style:family="paragraph">
      <loext:graphic-properties draw:fill="solid" draw:fill-color="#a0a0a0"/>
      <style:paragraph-properties fo:text-align="center"/>
    </style:style>
    <style:style style:name="T1" style:family="text">
      <style:text-properties style:font-name="Montserrat" style:font-name-asian="Montserrat1" style:font-name-complex="Montserrat1"/>
    </style:style>
    <style:style style:name="T2" style:family="text">
      <style:text-properties style:font-name="Montserrat" officeooo:rsid="00100484" style:font-name-asian="Montserrat1" style:font-name-complex="Montserrat1"/>
    </style:style>
    <style:style style:name="T3" style:family="text">
      <style:text-properties style:font-name="Montserrat" fo:font-weight="bold" style:font-name-asian="Montserrat1" style:font-weight-asian="bold" style:font-name-complex="Montserrat1"/>
    </style:style>
    <style:style style:name="T4" style:family="text">
      <style:text-properties style:font-name="Montserrat" fo:font-size="12pt" style:font-name-asian="Montserrat1" style:font-size-asian="12pt" style:font-name-complex="Montserrat1" style:font-size-complex="12pt"/>
    </style:style>
    <style:style style:name="T5"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6" style:family="text">
      <style:text-properties style:font-name="Montserrat" fo:font-size="12pt" fo:font-style="italic" style:font-name-asian="Montserrat1" style:font-size-asian="12pt" style:font-style-asian="italic" style:font-name-complex="Montserrat1" style:font-size-complex="12pt"/>
    </style:style>
    <style:style style:name="T7" style:family="text">
      <style:text-properties style:font-name="Montserrat" fo:font-size="12pt" fo:font-style="italic" fo:font-weight="bold" style:font-name-asian="Montserrat1" style:font-size-asian="12pt" style:font-style-asian="italic" style:font-weight-asian="bold" style:font-name-complex="Montserrat1" style:font-size-complex="12pt" style:font-weight-complex="bold"/>
    </style:style>
    <style:style style:name="T8" style:family="text">
      <style:text-properties style:font-name="Montserrat" fo:font-size="12pt" fo:font-style="normal" style:font-name-asian="Montserrat1" style:font-size-asian="12pt" style:font-style-asian="normal" style:font-name-complex="Montserrat1" style:font-size-complex="12pt" style:font-style-complex="normal"/>
    </style:style>
    <style:style style:name="T9" style:family="text">
      <style:text-properties style:font-name="Montserrat" fo:font-size="12pt" fo:font-style="normal" officeooo:rsid="003ac0f8" style:font-name-asian="Montserrat1" style:font-size-asian="12pt" style:font-style-asian="normal" style:font-name-complex="Montserrat1" style:font-size-complex="12pt" style:font-style-complex="normal"/>
    </style:style>
    <style:style style:name="T10" style:family="text">
      <style:text-properties style:font-name="Montserrat" fo:font-size="12pt" fo:font-style="normal" fo:font-weight="bold" officeooo:rsid="003ac0f8" style:font-name-asian="Montserrat1" style:font-size-asian="12pt" style:font-style-asian="normal" style:font-weight-asian="bold" style:font-name-complex="Montserrat1" style:font-size-complex="12pt" style:font-style-complex="normal" style:font-weight-complex="bold"/>
    </style:style>
    <style:style style:name="T11" style:family="text">
      <style:text-properties style:font-name="Montserrat" fo:font-size="14pt" fo:font-weight="bold" style:font-name-asian="Montserrat1" style:font-size-asian="14pt" style:font-weight-asian="bold" style:font-name-complex="Montserrat1" style:font-size-complex="14pt"/>
    </style:style>
    <style:style style:name="T12" style:family="text">
      <style:text-properties fo:font-variant="normal" fo:text-transform="none" fo:color="#271a38" style:font-name="Inter" fo:font-size="12pt" fo:letter-spacing="normal" fo:font-style="normal" fo:font-weight="normal"/>
    </style:style>
    <style:style style:name="T13" style:family="text">
      <style:text-properties fo:font-variant="normal" fo:text-transform="none" fo:color="#000000" style:text-line-through-style="none" style:text-line-through-type="none" style:font-name="Source Sans Pro" fo:letter-spacing="normal" fo:font-style="normal" style:text-underline-style="none" fo:font-weight="normal" style:text-blinking="false"/>
    </style:style>
    <style:style style:name="T14" style:family="text">
      <style:text-properties fo:font-variant="normal" fo:text-transform="none" fo:color="#1f2328" style:font-name="arial"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15" style:family="text">
      <style:text-properties style:font-name-asian="Montserrat1" style:font-name-complex="Montserrat1"/>
    </style:style>
    <style:style style:name="T16" style:family="text">
      <style:text-properties officeooo:rsid="00100484" style:font-name-asian="Montserrat1" style:font-name-complex="Montserrat1"/>
    </style:style>
    <style:style style:name="T17" style:family="text">
      <style:text-properties fo:font-weight="bold" style:font-weight-asian="bold" style:font-weight-complex="bold"/>
    </style:style>
    <style:style style:name="T18" style:family="text">
      <style:text-properties fo:font-weight="bold" officeooo:rsid="001dfc97"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0dc368" style:font-weight-asian="bold" style:font-weight-complex="bold"/>
    </style:style>
    <style:style style:name="T22" style:family="text">
      <style:text-properties style:text-underline-style="solid" style:text-underline-width="auto" style:text-underline-color="font-color" fo:font-weight="bold" officeooo:rsid="001139d6" style:font-weight-asian="bold" style:font-weight-complex="bold"/>
    </style:style>
    <style:style style:name="T23" style:family="text">
      <style:text-properties style:text-underline-style="solid" style:text-underline-width="auto" style:text-underline-color="font-color" fo:font-weight="bold" officeooo:rsid="0011ae3d" style:font-weight-asian="bold" style:font-weight-complex="bold"/>
    </style:style>
    <style:style style:name="T24" style:family="text">
      <style:text-properties style:text-underline-style="solid" style:text-underline-width="auto" style:text-underline-color="font-color" fo:font-weight="bold" officeooo:rsid="001c016d" style:font-weight-asian="bold" style:font-weight-complex="bold"/>
    </style:style>
    <style:style style:name="T25" style:family="text">
      <style:text-properties style:text-underline-style="solid" style:text-underline-width="auto" style:text-underline-color="font-color" fo:font-weight="bold" officeooo:rsid="001adaa5" style:font-weight-asian="bold" style:font-weight-complex="bold"/>
    </style:style>
    <style:style style:name="T26" style:family="text">
      <style:text-properties style:text-underline-style="solid" style:text-underline-width="auto" style:text-underline-color="font-color" fo:font-weight="normal" officeooo:rsid="00100484" style:font-weight-asian="normal" style:font-weight-complex="normal"/>
    </style:style>
    <style:style style:name="T27" style:family="text">
      <style:text-properties style:text-underline-style="solid" style:text-underline-width="auto" style:text-underline-color="font-color" fo:font-weight="normal" officeooo:rsid="000dc368" style:font-weight-asian="normal" style:font-weight-complex="normal"/>
    </style:style>
    <style:style style:name="T28" style:family="text">
      <style:text-properties style:text-underline-style="solid" style:text-underline-width="auto" style:text-underline-color="font-color" fo:font-weight="normal" officeooo:rsid="001a72fe" style:font-weight-asian="normal" style:font-weight-complex="normal"/>
    </style:style>
    <style:style style:name="T29" style:family="text">
      <style:text-properties style:text-underline-style="solid" style:text-underline-width="auto" style:text-underline-color="font-color" officeooo:rsid="0011ae3d"/>
    </style:style>
    <style:style style:name="T30" style:family="text">
      <style:text-properties style:text-underline-style="solid" style:text-underline-width="auto" style:text-underline-color="font-color" officeooo:rsid="0015fc91"/>
    </style:style>
    <style:style style:name="T31" style:family="text">
      <style:text-properties style:text-underline-style="none" officeooo:rsid="000dc368"/>
    </style:style>
    <style:style style:name="T32" style:family="text">
      <style:text-properties style:text-underline-style="none" fo:font-weight="normal" officeooo:rsid="001139d6" style:font-weight-asian="normal" style:font-weight-complex="normal"/>
    </style:style>
    <style:style style:name="T33" style:family="text">
      <style:text-properties style:text-underline-style="none" fo:font-weight="normal" officeooo:rsid="00100484" style:font-weight-asian="normal" style:font-weight-complex="normal"/>
    </style:style>
    <style:style style:name="T34" style:family="text">
      <style:text-properties style:text-underline-style="none" fo:font-weight="normal" officeooo:rsid="000dc368" style:font-weight-asian="normal" style:font-weight-complex="normal"/>
    </style:style>
    <style:style style:name="T35" style:family="text">
      <style:text-properties style:text-underline-style="none" fo:font-weight="normal" officeooo:rsid="001a72fe" style:font-weight-asian="normal" style:font-weight-complex="normal"/>
    </style:style>
    <style:style style:name="T36" style:family="text">
      <style:text-properties style:text-underline-style="none" fo:font-weight="normal" officeooo:rsid="001c016d" style:font-weight-asian="normal" style:font-weight-complex="normal"/>
    </style:style>
    <style:style style:name="T37" style:family="text">
      <style:text-properties style:text-underline-style="none" officeooo:rsid="0011ae3d"/>
    </style:style>
    <style:style style:name="T38" style:family="text">
      <style:text-properties style:text-underline-style="none" officeooo:rsid="001c016d"/>
    </style:style>
    <style:style style:name="T39" style:family="text">
      <style:text-properties style:text-underline-style="none" officeooo:rsid="001d83b1"/>
    </style:style>
    <style:style style:name="T40" style:family="text">
      <style:text-properties officeooo:rsid="001139d6"/>
    </style:style>
    <style:style style:name="T41" style:family="text">
      <style:text-properties officeooo:rsid="0011ae3d"/>
    </style:style>
    <style:style style:name="T42" style:family="text">
      <style:text-properties officeooo:rsid="00153f5c"/>
    </style:style>
    <style:style style:name="T43" style:family="text">
      <style:text-properties officeooo:rsid="001768d7"/>
    </style:style>
    <style:style style:name="T44" style:family="text">
      <style:text-properties officeooo:rsid="001a72fe"/>
    </style:style>
    <style:style style:name="T45" style:family="text">
      <style:text-properties officeooo:rsid="001adaa5"/>
    </style:style>
    <style:style style:name="T46" style:family="text">
      <style:text-properties officeooo:rsid="0015fc91"/>
    </style:style>
    <style:style style:name="T47" style:family="text">
      <style:text-properties officeooo:rsid="001c016d"/>
    </style:style>
    <style:style style:name="T48" style:family="text">
      <style:text-properties officeooo:rsid="001dfc97"/>
    </style:style>
    <style:style style:name="T49" style:family="text">
      <style:text-properties officeooo:rsid="00203a65"/>
    </style:style>
    <style:style style:name="T50" style:family="text">
      <style:text-properties style:font-name="arial" fo:font-size="11pt" style:font-size-asian="11pt" style:font-size-complex="11pt"/>
    </style:style>
    <style:style style:name="T51" style:family="text">
      <style:text-properties officeooo:rsid="00262f3e"/>
    </style:style>
    <style:style style:name="T52" style:family="text">
      <style:text-properties officeooo:rsid="0027234f"/>
    </style:style>
    <style:style style:name="T53" style:family="text">
      <style:text-properties officeooo:rsid="0029439f"/>
    </style:style>
    <style:style style:name="T54" style:family="text">
      <style:text-properties officeooo:rsid="002ca944"/>
    </style:style>
    <style:style style:name="T55" style:family="text">
      <style:text-properties officeooo:rsid="002ceb71"/>
    </style:style>
    <style:style style:name="T56" style:family="text">
      <style:text-properties officeooo:rsid="002cfdf6"/>
    </style:style>
    <style:style style:name="T57" style:family="text">
      <style:text-properties officeooo:rsid="002ebb1f"/>
    </style:style>
    <style:style style:name="T58" style:family="text">
      <style:text-properties officeooo:rsid="002fce1c"/>
    </style:style>
    <style:style style:name="T59" style:family="text">
      <style:text-properties officeooo:rsid="000dc368"/>
    </style:style>
    <style:style style:name="T60" style:family="text">
      <style:text-properties officeooo:rsid="0030f6f8"/>
    </style:style>
    <style:style style:name="T61" style:family="text">
      <style:text-properties officeooo:rsid="003145e2"/>
    </style:style>
    <style:style style:name="T62" style:family="text">
      <style:text-properties officeooo:rsid="00315da9"/>
    </style:style>
    <style:style style:name="T63" style:family="text">
      <style:text-properties officeooo:rsid="00319bf9"/>
    </style:style>
    <style:style style:name="T64" style:family="text">
      <style:text-properties officeooo:rsid="00190df5" fo:background-color="#ffff00" loext:char-shading-value="0"/>
    </style:style>
    <style:style style:name="T65" style:family="text">
      <style:text-properties officeooo:rsid="00315da9" fo:background-color="#ffff00" loext:char-shading-value="0"/>
    </style:style>
    <style:style style:name="T66" style:family="text">
      <style:text-properties officeooo:rsid="00319bf9" fo:background-color="#ffff00" loext:char-shading-value="0"/>
    </style:style>
    <style:style style:name="T67" style:family="text">
      <style:text-properties officeooo:rsid="003282a2"/>
    </style:style>
    <style:style style:name="T68" style:family="text">
      <style:text-properties officeooo:rsid="0034247e"/>
    </style:style>
    <style:style style:name="T69" style:family="text">
      <style:text-properties officeooo:rsid="0035d57b"/>
    </style:style>
    <style:style style:name="T70" style:family="text">
      <style:text-properties officeooo:rsid="003ac0f8"/>
    </style:style>
    <style:style style:name="T71" style:family="text">
      <style:text-properties officeooo:rsid="003d2e7d"/>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 text:name="_1jgtpi0w9ri"/>Spécifications techniques</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3">Projet</text:span><text:span text:style-name="T1"> </text:span></text:p>
          </table:table-cell>
          <table:table-cell table:style-name="Tableau1.A1" office:value-type="string">
            <text:p text:style-name="P20"><text:span text:style-name="T15">[</text:span><text:span text:style-name="T16">MenuMaker</text:span><text:span text:style-name="T15"> + </text:span><text:span text:style-name="T12">Qwenta</text:span><text:span text:style-name="T15">]</text:span></text:p>
          </table:table-cell>
        </table:table-row>
      </table:table>
      <text:p text:style-name="P1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Version</text:p>
          </table:table-cell>
          <table:table-cell table:style-name="Tableau2.A1" office:value-type="string">
            <text:p text:style-name="P19">Auteur</text:p>
          </table:table-cell>
          <table:table-cell table:style-name="Tableau2.A1" office:value-type="string">
            <text:p text:style-name="P19">Date</text:p>
          </table:table-cell>
          <table:table-cell table:style-name="Tableau2.A1" office:value-type="string">
            <text:p text:style-name="P19">Approbation </text:p>
          </table:table-cell>
        </table:table-row>
        <table:table-row table:style-name="Tableau2.1">
          <table:table-cell table:style-name="Tableau2.A1" office:value-type="string">
            <text:p text:style-name="P13">1.0</text:p>
          </table:table-cell>
          <table:table-cell table:style-name="Tableau2.A1" office:value-type="string">
            <text:p text:style-name="P2"><text:span text:style-name="T1">[</text:span><text:span text:style-name="T2">Cyrille ACHI</text:span><text:span text:style-name="T1">]</text:span></text:p>
          </table:table-cell>
          <table:table-cell table:style-name="Tableau2.A1" office:value-type="string">
            <text:p text:style-name="P2"><text:span text:style-name="T1">[</text:span><text:span text:style-name="T2">01/04/23</text:span><text:span text:style-name="T1">]</text:span></text:p>
          </table:table-cell>
          <table:table-cell table:style-name="Tableau2.A1" office:value-type="string">
            <text:p text:style-name="P2"><text:span text:style-name="T1">[</text:span><text:span text:style-name="T2">John</text:span><text:span text:style-name="T1">]</text:span></text:p>
          </table:table-cell>
        </table:table-row>
      </table:table>
      <text:p text:style-name="P12"/>
      <text:p text:style-name="normal"><text:span text:style-name="T4">Le but de ce document est de </text:span><text:span text:style-name="T5">définir et justifier</text:span><text:span text:style-name="T4"> les spécifications techniques de [nom du projet].</text:span></text:p>
      <text:p text:style-name="P14"/>
      <text:p text:style-name="P21"/>
      <text:list xml:id="list178152485" text:style-name="WWNum4">
        <text:list-item>
          <text:p text:style-name="P69">Choix technologiques</text:p>
        </text:list-item>
      </text:list>
      <text:p text:style-name="P64"><draw:rect text:anchor-type="as-char" style:rel-width="100%" draw:z-index="11" draw:name="Forme1" draw:style-name="gr1" draw:text-style-name="P85" svg:width="24.621cm" svg:height="0.054cm"><text:p/></draw:rect></text:p>
      <text:p text:style-name="P14"/>
      <text:list xml:id="list1862272252" text:style-name="WWNum5">
        <text:list-item>
          <text:p text:style-name="P71">État des lieux des besoins fonctionnels et de leurs solutions techniques :</text:p>
        </text:list-item>
      </text:list>
      <text:p text:style-name="normal"/>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Besoin </text:p>
          </table:table-cell>
          <table:table-cell table:style-name="Tableau3.A1" office:value-type="string">
            <text:p text:style-name="P19">Contraintes</text:p>
          </table:table-cell>
          <table:table-cell table:style-name="Tableau3.A1" office:value-type="string">
            <text:p text:style-name="P19">Solution</text:p>
          </table:table-cell>
          <table:table-cell table:style-name="Tableau3.A1" office:value-type="string">
            <text:p text:style-name="P19">Description de la solution</text:p>
          </table:table-cell>
          <table:table-cell table:style-name="Tableau3.A1" office:value-type="string">
            <text:p text:style-name="P19">Justification (2 arguments)</text:p>
          </table:table-cell>
        </table:table-row>
        <table:table-row table:style-name="Tableau3.1">
          <table:table-cell table:style-name="Tableau3.A1" office:value-type="string">
            <text:p text:style-name="P23">Ex. : </text:p>
            <text:p text:style-name="P23">Création d'une catégorie de menu</text:p>
          </table:table-cell>
          <table:table-cell table:style-name="Tableau3.A1" office:value-type="string">
            <text:p text:style-name="P23">Ex. : </text:p>
            <text:p text:style-name="P23">L'ajout d'une catégorie doit pouvoir se faire directement sur l'écran de création de menu depuis une modale.</text:p>
          </table:table-cell>
          <table:table-cell table:style-name="Tableau3.A1" office:value-type="string">
            <text:p text:style-name="P23">Ex. : </text:p>
            <text:p text:style-name="P23">react-modal </text:p>
          </table:table-cell>
          <table:table-cell table:style-name="Tableau3.A1" office:value-type="string">
            <text:p text:style-name="P23">Ex. : </text:p>
            <text:p text:style-name="P23">Cette librairie React permet de créer simplement des modales performantes, accessibles avec un minimum de code.</text:p>
            <text:p text:style-name="P24"/>
          </table:table-cell>
          <table:table-cell table:style-name="Tableau3.A1" office:value-type="string">
            <text:p text:style-name="P23">Ex. :</text:p>
            <text:p text:style-name="P23"><text:s/>1) Nous avons choisi de développer en React, la librairie est cohérente avec ce choix.</text:p>
            <text:p text:style-name="P23">2) Il s'agit de la librairie la plus utilisée.</text:p>
          </table:table-cell>
        </table:table-row>
        <table:table-row table:style-name="Tableau3.1">
          <table:table-cell table:style-name="Tableau3.A1" office:value-type="string">
            <text:p text:style-name="P6">Compatibilité avec dernière version navigateurs</text:p>
          </table:table-cell>
          <table:table-cell table:style-name="Tableau3.A1" office:value-type="string">
            <text:p text:style-name="P22"><text:span text:style-name="T17">Chrome</text:span>, <text:span text:style-name="T17">safari</text:span>, <text:span text:style-name="T17">firefox</text:span></text:p>
          </table:table-cell>
          <table:table-cell table:style-name="Tableau3.A1" office:value-type="string">
            <text:p text:style-name="P22">- BrowserStack</text:p>
            <text:p text:style-name="P22">- Html-css validator</text:p>
          </table:table-cell>
          <table:table-cell table:style-name="Tableau3.A1" office:value-type="string">
            <text:p text:style-name="P45">- <text:s/><text:span text:style-name="T54">BrowserStack </text:span><text:span text:style-name="T55">permet au dev de visualiser en parallèle le rendu </text:span><text:span text:style-name="T58">de son projet web </text:span><text:span text:style-name="T55">sur différent support et navigateur web</text:span></text:p>
            <text:p text:style-name="P45">- <text:span text:style-name="T59">Html-css validator </text:span><text:span text:style-name="T58">est un outil pour valider son code HTML et CSS</text:span></text:p>
          </table:table-cell>
          <table:table-cell table:style-name="Tableau3.A1" office:value-type="string">
            <text:p text:style-name="P45"><text:span text:style-name="T54">1</text:span><text:span text:style-name="T58">)</text:span><text:span text:style-name="T54"> Au cours du dev avec BrowserStack </text:span><text:span text:style-name="T55">cette outil permettra au dev de visualiser en parallèle le rendu sur différent support et navigateur web</text:span><text:span text:style-name="T54"><text:line-break/></text:span><text:span text:style-name="T58">2)</text:span><text:span text:style-name="T54"> Et à la fin du dev avec l’autre </text:span>outil, <text:span text:style-name="T55">qui </text:span>est le plus réputé <text:s/>pour valider du code HTML/CSS</text:p>
          </table:table-cell>
        </table:table-row>
        <table:table-row table:style-name="Tableau3.1">
          <table:table-cell table:style-name="Tableau3.A4" office:value-type="string">
            <text:p text:style-name="P22">Accéssibilité minimum</text:p>
          </table:table-cell>
          <table:table-cell table:style-name="Tableau3.A4" office:value-type="string">
            <text:p text:style-name="P22">Site <text:span text:style-name="T17">navigable au clavier</text:span> et <text:span text:style-name="T17">lisible par lecteur d’écran</text:span></text:p>
          </table:table-cell>
          <table:table-cell table:style-name="Tableau3.A4" office:value-type="string">
            <text:p text:style-name="P46">Bonnes pratiques collection pearltrees « accessibilité &gt; navigation clavier »</text:p>
          </table:table-cell>
          <table:table-cell table:style-name="Tableau3.A4" office:value-type="string">
            <text:p text:style-name="P47">À FAIRE</text:p>
          </table:table-cell>
          <table:table-cell table:style-name="Tableau3.A4" office:value-type="string">
            <text:p text:style-name="P2"/>
          </table:table-cell>
        </table:table-row>
        <table:table-row table:style-name="Tableau3.1">
          <table:table-cell table:style-name="Tableau3.A4" office:value-type="string">
            <text:p text:style-name="P25">Charte graphique</text:p>
          </table:table-cell>
          <table:table-cell table:style-name="Tableau3.A4" office:value-type="string">
            <text:p text:style-name="P25">5 couleurs à intégrer dans le style du site</text:p>
          </table:table-cell>
          <table:table-cell table:style-name="Tableau3.A4" office:value-type="string">
            <text:p text:style-name="P34">Utiliser les « custom properties »</text:p>
          </table:table-cell>
          <table:table-cell table:style-name="Tableau3.A4" office:value-type="string">
            <text:p text:style-name="P47">Utiliser des variable en programmation permet au développeur de modifier un paramètre qui se reportera sur l’ensemble du code</text:p>
          </table:table-cell>
          <table:table-cell table:style-name="Tableau3.A4" office:value-type="string">
            <text:p text:style-name="P53">1) permet un code plus propre</text:p>
            <text:p text:style-name="P53">2) permet au futur modification de se réaliser en toutes aiance</text:p>
          </table:table-cell>
        </table:table-row>
        <text:soft-page-break/>
        <table:table-row table:style-name="Tableau3.1">
          <table:table-cell table:style-name="Tableau3.A4" office:value-type="string">
            <text:p text:style-name="P25">Un stack backend</text:p>
          </table:table-cell>
          <table:table-cell table:style-name="Tableau3.A4" office:value-type="string">
            <text:p text:style-name="P25">Il faut définir les technologie<text:span text:style-name="T48">s</text:span> backend à utiliser pour le serveur <text:span text:style-name="T68">afin de pouvoir pérenniser les données des utilisateurs</text:span></text:p>
          </table:table-cell>
          <table:table-cell table:style-name="Tableau3.A4" office:value-type="string">
            <text:p text:style-name="P34">NodeJS, ExpressJS, NoSQL</text:p>
          </table:table-cell>
          <table:table-cell table:style-name="Tableau3.A4" office:value-type="string">
            <text:p text:style-name="P47">Cette stack (pile) de technologie en développement web est la plus adapté pour les projet web de petites et moyennes ampleur tel que MenuMaker by Qwenta, car il permet la sécurité des données via le NoSQL et l’API ExpressJS, et un code unilatéral côté front et back end</text:p>
          </table:table-cell>
          <table:table-cell table:style-name="Tableau3.A4" office:value-type="string">
            <text:p text:style-name="P53">1) le frontEnd étant React, c’est du JS =&gt; alors nous utiliseron ce qui s’en rapproche le plus en backend (nodeJS et backends)</text:p>
            <text:p text:style-name="P53"/>
            <text:p text:style-name="P53">2) <text:s/>le langage NOSQL est proche de JSON ce qui est un atout, et est plus sécurisé quand allié avec les bons outils que le SQL</text:p>
          </table:table-cell>
        </table:table-row>
        <table:table-row table:style-name="Tableau3.1">
          <table:table-cell table:style-name="Tableau3.A4" office:value-type="string">
            <text:p text:style-name="P61">Un stack frontend</text:p>
          </table:table-cell>
          <table:table-cell table:style-name="Tableau3.A4" office:value-type="string">
            <text:p text:style-name="P61">Il faut pouvoir appliquer un style facilement et qui sera adéquate au style présenté dans la maquette figma</text:p>
          </table:table-cell>
          <table:table-cell table:style-name="Tableau3.A4" office:value-type="string">
            <text:p text:style-name="P61">bootstap</text:p>
          </table:table-cell>
          <table:table-cell table:style-name="Tableau3.A4" office:value-type="string">
            <text:list xml:id="list948690861" text:style-name="WWNum1">
              <text:list-header>
                <text:p text:style-name="P84">Framework CSS complet et très populaire</text:p>
              </text:list-header>
            </text:list>
          </table:table-cell>
          <table:table-cell table:style-name="Tableau3.A4" office:value-type="string">
            <text:p text:style-name="P61">1) <text:span text:style-name="T4">semble convenir au style de la maquette</text:span></text:p>
            <text:p text:style-name="P17">2) très populaire et système de grid efficace ui facilitera la cohérence avec la maquette</text:p>
          </table:table-cell>
        </table:table-row>
        <table:table-row table:style-name="Tableau3.1">
          <table:table-cell table:style-name="Tableau3.A4" office:value-type="string">
            <text:p text:style-name="P26">4 pages principales</text:p>
          </table:table-cell>
          <table:table-cell table:style-name="Tableau3.A4" office:value-type="string">
            <text:p text:style-name="P26">- 3 pages en tant qu’utilisateur non connecté (seul « accueil » a une maquette, « pricing » et exemple » n’en n’ont pas)<text:line-break/>- 1 page présentant un dashboard lorsqu’on est connecté</text:p>
          </table:table-cell>
          <table:table-cell table:style-name="Tableau3.A4" office:value-type="string">
            <text:p text:style-name="P47">React</text:p>
            <text:p text:style-name="P34">React router</text:p>
          </table:table-cell>
          <table:table-cell table:style-name="Tableau3.A4" office:value-type="string">
            <text:p text:style-name="P47">Il est préférable d’utiliser un framework JS, et React étant le plus utilisé il sera plus facile à maintenir que d’autre choix plus récent ou moins populaires.<text:line-break/>Le package npm react-router permet quand à lui d’obtenir une application multipage, ce qui n’est pas une fonctionnalité par défaut du framwork React</text:p>
          </table:table-cell>
          <table:table-cell table:style-name="Tableau3.A4" office:value-type="string">
            <text:p text:style-name="P53">1) React-router est quasiment le seul outils frontend react utilisé pour créer une multipage uniquement avec react</text:p>
            <text:p text:style-name="P53">2° Cette outils est toujours utilisé dans les développement web avec react</text:p>
          </table:table-cell>
        </table:table-row>
        <table:table-row table:style-name="Tableau3.1">
          <table:table-cell table:style-name="Tableau3.A4" office:value-type="string">
            <text:p text:style-name="P22">Page d’accueil <text:span text:style-name="T44">(Landing </text:span><text:soft-page-break/><text:span text:style-name="T44">page)</text:span></text:p>
          </table:table-cell>
          <table:table-cell table:style-name="Tableau3.A4" office:value-type="string">
            <text:p text:style-name="P22"><text:span text:style-name="T20">Présenter</text:span> des <text:span text:style-name="T17">CTA</text:span>, et <text:soft-page-break/>un <text:span text:style-name="T17">step by step</text:span></text:p>
          </table:table-cell>
          <table:table-cell table:style-name="Tableau3.A4" office:value-type="string">
            <text:p text:style-name="P34">www.quest.ai</text:p>
          </table:table-cell>
          <table:table-cell table:style-name="Tableau3.A4" office:value-type="string">
            <text:p text:style-name="P47">Ce builder visuelle <text:soft-page-break/>permettra de produire un code rapide et qui collera facilement à la maquette. Cette outil gagne beaucoup en popularité récemment</text:p>
          </table:table-cell>
          <table:table-cell table:style-name="Tableau3.A4" office:value-type="string">
            <text:p text:style-name="P53">1) fonctionne comme figma ou <text:soft-page-break/>tout outil de PAO</text:p>
            <text:p text:style-name="P53">2°) permet au développeur de se concentrer uniquement sur la partie visuelle</text:p>
          </table:table-cell>
        </table:table-row>
        <table:table-row table:style-name="Tableau3.1">
          <table:table-cell table:style-name="Tableau3.A4" office:value-type="string">
            <text:p text:style-name="P22">Formulaire de login/signup</text:p>
          </table:table-cell>
          <table:table-cell table:style-name="Tableau3.A4" office:value-type="string">
            <text:p text:style-name="P3"><text:span text:style-name="T26">lors du </text:span><text:span text:style-name="T28">login/</text:span><text:span text:style-name="T27">signup</text:span><text:span text:style-name="T34"> </text:span><text:span text:style-name="T32">(en 3 étapes) dont le formulaire </text:span><text:span text:style-name="T33">apparaît dans une modale</text:span><text:span text:style-name="T32">, </text:span><text:span text:style-name="T22">l</text:span><text:span text:style-name="T21">’email doit-etre confirmé</text:span><text:span text:style-name="T34"> </text:span><text:span text:style-name="T35">pour accéder à l’application</text:span><text:span text:style-name="T31">, </text:span></text:p>
          </table:table-cell>
          <table:table-cell table:style-name="Tableau3.A4" office:value-type="string">
            <text:p text:style-name="P36"><text:span text:style-name="T50">Npm react-login-modal<text:line-break/><text:line-break/>git repo <text:s/></text:span><text:span text:style-name="Strong_20_Emphasis"><text:span text:style-name="T14">minority/node-react-mongo-auth</text:span></text:span></text:p>
          </table:table-cell>
          <table:table-cell table:style-name="Tableau3.A4" office:value-type="string">
            <text:p text:style-name="P47">2 outils à combiner pour obtenir le résultat de la maquette, à savoir : <text:line-break/>- un formulaire s’affichant dans une modal<text:line-break/>- une validation et persistance des données de logins de sutilisateurs</text:p>
          </table:table-cell>
          <table:table-cell table:style-name="Tableau3.A4" office:value-type="string">
            <text:p text:style-name="P53"><text:s/>1) Nous avons choisi de développer en React, la librairie est cohérente avec ce choix.</text:p>
            <text:p text:style-name="P7"><text:span text:style-name="T58">2) </text:span><text:span text:style-name="T60">correspond exactement à ce que demandé dans la spécification fonctionnelle</text:span></text:p>
          </table:table-cell>
        </table:table-row>
        <table:table-row table:style-name="Tableau3.1">
          <table:table-cell table:style-name="Tableau3.A4" office:value-type="string">
            <text:p text:style-name="P30">Un menu de dashboard</text:p>
          </table:table-cell>
          <table:table-cell table:style-name="Tableau3.A4" office:value-type="string">
            <text:p text:style-name="P30">Contient  7 liens : 4 principaux et 3 secondaires</text:p>
            <text:p text:style-name="P30">- <text:span text:style-name="T53">l</text:span>es 3 fonctionnalités de base <text:span text:style-name="T43">et des conseils/tutoriels </text:span><text:span text:style-name="T53">sur l</text:span>’accueil du « Dashboard », <text:line-break/>- la liste des menus déjà créés <text:span text:style-name="T53">dans </text:span>« Mes <text:span text:style-name="T43">m</text:span>enus », <text:line-break/>- des préférences concernant le branding <text:span text:style-name="T53">dans </text:span>« <text:span text:style-name="T43">Mon restaurant », <text:line-break/>- </text:span><text:span text:style-name="T53">et</text:span><text:span text:style-name="T43"> des informations de connexion/compte (« Mon compte ») </text:span><text:span text:style-name="T47">où </text:span><text:soft-page-break/><text:span text:style-name="T47">l’on peut modifier sont @email ainsi qu’en associer plusieurs<text:line-break/></text:span></text:p>
            <text:p text:style-name="P42">Puis <text:span text:style-name="T45">du contenu statique</text:span><text:span text:style-name="T43"> </text:span>qui <text:span text:style-name="T45">s’affichent dans une </text:span><text:span text:style-name="T25">modale</text:span><text:span text:style-name="T43"> </text:span><text:span text:style-name="T45">accessible connecté ou déconnecté</text:span>: </text:p>
            <text:p text:style-name="P5"><text:span text:style-name="T46">- </text:span><text:span text:style-name="T43">Se déconnecter (revenir </text:span><text:span text:style-name="T45">sur landing page</text:span><text:span text:style-name="T43">), <text:line-break/>- « </text:span><text:span text:style-name="T53">M</text:span><text:span text:style-name="T43">ention légales » <text:line-break/>- </text:span><text:span text:style-name="T53">et « T</text:span><text:span text:style-name="T43">ous droit réservés »</text:span><text:span text:style-name="T45">.</text:span></text:p>
          </table:table-cell>
          <table:table-cell table:style-name="Tableau3.A4" office:value-type="string">
            <text:p text:style-name="P34">React-modal</text:p>
            <text:p text:style-name="P34"/>
            <text:p text:style-name="P35">www.quest.ai</text:p>
          </table:table-cell>
          <table:table-cell table:style-name="Tableau3.A4" office:value-type="string">
            <text:p text:style-name="P48">Cette librairie React permet de créer simplement des modales performantes, accessibles avec un minimum de code.</text:p>
            <text:p text:style-name="P48"/>
            <text:p text:style-name="P50">Et le builder visuel pour gagner en temps et efficacité.</text:p>
          </table:table-cell>
          <table:table-cell table:style-name="Tableau3.A4" office:value-type="string">
            <text:p text:style-name="P54"><text:span text:style-name="T60">1</text:span>) Nous avons choisi de développer en React, la librairie est cohérente avec ce choix.</text:p>
            <text:p text:style-name="P62">2) le builder est un atout pour accélérer le projet et obtenir un rendu le plus proche possible de la maquette</text:p>
          </table:table-cell>
        </table:table-row>
        <table:table-row table:style-name="Tableau3.1">
          <table:table-cell table:style-name="Tableau3.A4" office:value-type="string">
            <text:p text:style-name="P26">Page dashboard, <text:span text:style-name="T47">selon le contexte du menu sélectionné, est</text:span> <text:span text:style-name="T40">divisée en 2 ou 3 parties</text:span></text:p>
          </table:table-cell>
          <table:table-cell table:style-name="Tableau3.A4" office:value-type="string">
            <text:p text:style-name="P28">- Un <text:span text:style-name="T19">menu dans </text:span><text:span text:style-name="T20">la partie de gauche</text:span><text:span text:style-name="T19"> toujours visible </text:span><text:span text:style-name="T30">et identique</text:span>,</text:p>
            <text:p text:style-name="P28">- <text:span text:style-name="T41">La </text:span><text:span text:style-name="T23">partie centrale</text:span><text:span text:style-name="T41"> contient un </text:span><text:span text:style-name="T29">contenu contextuel au menu sélectionné</text:span><text:span text:style-name="T37">, </text:span><text:span text:style-name="T38">ainsi que les 3 derniers articles du blog Qwenta </text:span><text:span text:style-name="T39">sous forme de card(titre, photo, lien)</text:span><text:line-break/>- <text:span text:style-name="T24">Uniquement</text:span><text:span text:style-name="T36"> </text:span><text:span text:style-name="T47">l</text:span>ors de l’<text:span text:style-name="T19">édition d’un menu un aperçu apparaît dans </text:span><text:span text:style-name="T20">la partie de droite</text:span></text:p>
          </table:table-cell>
          <table:table-cell table:style-name="Tableau3.A4" office:value-type="string">
            <text:p text:style-name="P34">Chaque partie son composants react dédiés</text:p>
          </table:table-cell>
          <table:table-cell table:style-name="Tableau3.A4" office:value-type="string">
            <text:p text:style-name="P51">À FAIRE</text:p>
          </table:table-cell>
          <table:table-cell table:style-name="Tableau3.A4" office:value-type="string">
            <text:p text:style-name="P2"/>
          </table:table-cell>
        </table:table-row>
        <table:table-row table:style-name="Tableau3.1">
          <table:table-cell table:style-name="Tableau3.A4" office:value-type="string">
            <text:p text:style-name="P38"><text:span text:style-name="T42">Des boutons associés à </text:span><text:soft-page-break/><text:span text:style-name="T42">une modale </text:span><text:span text:style-name="T43">(au cli</text:span><text:span text:style-name="T61">c</text:span><text:span text:style-name="T43">)</text:span></text:p>
          </table:table-cell>
          <table:table-cell table:style-name="Tableau3.A4" office:value-type="string">
            <text:p text:style-name="P29">Le step by step contient <text:soft-page-break/>dans l’étape 1 des boutons <text:span text:style-name="T42">p</text:span>ouvant <text:span text:style-name="T42">ouvrir </text:span>2 type de modale contenants chacun un formulaire <text:span text:style-name="T42">à valider dont les informations seront sauvegardé en BDD afin de pouvoir être affiché et sélectionnable</text:span></text:p>
          </table:table-cell>
          <table:table-cell table:style-name="Tableau3.A4" office:value-type="string">
            <text:p text:style-name="P34">react-modal</text:p>
          </table:table-cell>
          <table:table-cell table:style-name="Tableau3.A4" office:value-type="string">
            <text:p text:style-name="P49">Cette librairie React permet <text:soft-page-break/>de créer simplement des modales performantes, accessibles avec un minimum de code.</text:p>
          </table:table-cell>
          <table:table-cell table:style-name="Tableau3.A4" office:value-type="string">
            <text:p text:style-name="P55"><text:s/>1) Nous avons choisi de <text:soft-page-break/>développer en React, la librairie est cohérente avec ce choix.</text:p>
            <text:p text:style-name="P8"><text:span text:style-name="T58">2) </text:span><text:span text:style-name="T60">correspond exactement à ce que demandé dans la spécification fonctionnelle</text:span></text:p>
          </table:table-cell>
        </table:table-row>
        <table:table-row table:style-name="Tableau3.1">
          <table:table-cell table:style-name="Tableau3.A4" office:value-type="string">
            <text:p text:style-name="P37">Créer un step by step en 3 étapes pour la création d’un nouveau menu</text:p>
          </table:table-cell>
          <table:table-cell table:style-name="Tableau3.A4" office:value-type="string">
            <text:p text:style-name="P43">Chaque étape doit être validé par l’utilisateur via un bouton. L’utilisateur dois pouvoir 1° définir son menu, 2° choisir la typo et la couleur parmi un choix présenté, 3° et enfin exporter diffuser ou partager son menu via différents médias ou plateformes</text:p>
          </table:table-cell>
          <table:table-cell table:style-name="Tableau3.A4" office:value-type="string">
            <text:p text:style-name="P35">www.quest.ai</text:p>
          </table:table-cell>
          <table:table-cell table:style-name="Tableau3.A4" office:value-type="string">
            <text:p text:style-name="P51">Il est également possible de créer es évènements avec cette outil</text:p>
          </table:table-cell>
          <table:table-cell table:style-name="Tableau3.A4" office:value-type="string">
            <text:p text:style-name="P55"><text:span text:style-name="T60">1</text:span>) Nous avons choisi de développer en React, la librairie est cohérente avec ce choix.</text:p>
            <text:p text:style-name="P63">2) le builder est un atout pour accélérer le projet et obtenir un rendu le plus proche possible de la maquette</text:p>
          </table:table-cell>
        </table:table-row>
        <table:table-row table:style-name="Tableau3.1">
          <table:table-cell table:style-name="Tableau3.A4" office:value-type="string">
            <text:p text:style-name="P39"><text:span text:style-name="T44">Aj</text:span><text:span text:style-name="T48">o</text:span><text:span text:style-name="T44">uter des</text:span><text:span text:style-name="T43"> catégories et plats , </text:span><text:span text:style-name="T44">qui seront</text:span><text:span text:style-name="T43"> sauvegardés une fois validé</text:span><text:span text:style-name="T44">s</text:span></text:p>
          </table:table-cell>
          <table:table-cell table:style-name="Tableau3.A4" office:value-type="string">
            <text:p text:style-name="P31">Les <text:span text:style-name="T20">catégories</text:span><text:span text:style-name="T19"> et </text:span><text:span text:style-name="T20">plats</text:span><text:span text:style-name="T19"> complétés </text:span>dans le<text:span text:style-name="T62">ur </text:span><text:s/><text:span text:style-name="T17">modales</text:span> dédiées sont enregistrés dans la BDD une fois le formulaire validé,</text:p>
            <text:p text:style-name="P31">- <text:span text:style-name="T44">chaque catégorie peut être modifiée dynamiquement</text:span></text:p>
          </table:table-cell>
          <table:table-cell table:style-name="Tableau3.A4" office:value-type="string">
            <text:p text:style-name="P34">Jquery</text:p>
          </table:table-cell>
          <table:table-cell table:style-name="Tableau3.A4" office:value-type="string">
            <text:p text:style-name="P51">Jquery, en plus de manipuler le DOM de manière bien plus efficace que nombre d’autre bibliothèque, a des fonctionnalités très utiles spécifiques à la communication avec le serveur</text:p>
          </table:table-cell>
          <table:table-cell table:style-name="Tableau3.A4" office:value-type="string">
            <text:p text:style-name="P57">1) une des bibliothèque JS les plus populaire depuis de nombreuse années =&gt; efficace</text:p>
            <text:p text:style-name="P57">2) la structure du code asynchorne est simple avec des ouitls facile à appréhender</text:p>
          </table:table-cell>
        </table:table-row>
        <table:table-row table:style-name="Tableau3.1">
          <table:table-cell table:style-name="Tableau3.A4" office:value-type="string">
            <text:p text:style-name="P40">Mise en page en temps <text:soft-page-break/>réel des choix de l’utilisateur</text:p>
          </table:table-cell>
          <table:table-cell table:style-name="Tableau3.A4" office:value-type="string">
            <text:p text:style-name="P4"><text:span text:style-name="T42">Dans la partie de droite </text:span><text:soft-page-break/><text:span text:style-name="T42">chaque choix</text:span><text:span text:style-name="T44">(plats, typo, couleur)</text:span><text:span text:style-name="T42"> de l’utilisateur </text:span><text:span text:style-name="T44">se </text:span><text:span text:style-name="T42">reflète dans l’aspect final du menu que crée l’utilisateur</text:span></text:p>
          </table:table-cell>
          <table:table-cell table:style-name="Tableau3.A4" office:value-type="string">
            <text:p text:style-name="P51">iframe</text:p>
          </table:table-cell>
          <table:table-cell table:style-name="Tableau3.A4" office:value-type="string">
            <text:p text:style-name="P51">Une squelette du rendu <text:soft-page-break/>existera et sera affiché dans une iframe de sorte à ce que au fur et à mesure de données ajouté par l’utilisateur, l’iframe s’actualise pour afficher le résultat en direct</text:p>
          </table:table-cell>
          <table:table-cell table:style-name="Tableau3.A4" office:value-type="string">
            <text:p text:style-name="P57">1) solution présente <text:soft-page-break/>directement en <text:s/>HTML</text:p>
            <text:p text:style-name="P57">2) <text:span text:style-name="T62">solution simple à mettre en œuvre et très flexible</text:span></text:p>
          </table:table-cell>
        </table:table-row>
        <table:table-row table:style-name="Tableau3.1">
          <table:table-cell table:style-name="Tableau3.A4" office:value-type="string">
            <text:p text:style-name="P10"><text:span text:style-name="T64">Diffuser le menu sous diverse</text:span><text:span text:style-name="T65">s</text:span><text:span text:style-name="T64"> formes </text:span><text:span text:style-name="T66">(imprimable, partageable, diffusable)</text:span></text:p>
          </table:table-cell>
          <table:table-cell table:style-name="Tableau3.A4" office:value-type="string">
            <text:p text:style-name="P32">Permettre à l’utilisateur de télécharger son menu en format PDF, diffuser sur Delivero<text:span text:style-name="T47">(redirection sur l’app Delivero)</text:span> et partager sur Instagram <text:span text:style-name="T47">(génère des images carré dédiées pour instam et redirige restaurateur sur sa page instam)</text:span></text:p>
          </table:table-cell>
          <table:table-cell table:style-name="Tableau3.A4" office:value-type="string">
            <text:p text:style-name="P34">React-pdf <text:span text:style-name="T63">(ou r</text:span>eact-<text:span text:style-name="T56">to-</text:span>pdf<text:span text:style-name="T63">)</text:span></text:p>
            <text:p text:style-name="P35"/>
            <text:p text:style-name="P60">Delivero Menu API</text:p>
            <text:p text:style-name="P60"/>
            <text:p text:style-name="P11"><text:span text:style-name="T69">npm image-</text:span><text:span text:style-name="T13">resize</text:span></text:p>
          </table:table-cell>
          <table:table-cell table:style-name="Tableau3.A4" office:value-type="string">
            <text:p text:style-name="P51">C’est 2 outils sont dits très simple à utiliser pour transformer un composant React en document PDF.<text:line-break/>Si un disfonctionne ou n emarche pas comme souhaité, <text:span text:style-name="T48">React-</text:span>to-<text:span text:style-name="T48">pdf </text:span>sera l’outil en réserve</text:p>
          </table:table-cell>
          <table:table-cell table:style-name="Tableau3.A4" office:value-type="string">
            <text:p text:style-name="P56"><text:span text:style-name="T60">1</text:span>) Nous avons choisi de développer en React, la librairie est cohérente avec ce choix.</text:p>
            <text:p text:style-name="P9"><text:span text:style-name="T62">2) </text:span><text:span text:style-name="T63">L’API de deliveroo semble permettre d’uploader un menu sur deliveroo sans utiliser le MenuManager de deliveroo</text:span></text:p>
          </table:table-cell>
        </table:table-row>
        <table:table-row table:style-name="Tableau3.1">
          <table:table-cell table:style-name="Tableau3.A4" office:value-type="string">
            <text:p text:style-name="P41">Le menu <text:span text:style-name="T49">du restaurateur</text:span> créé est sauvegardé une fois validé, <text:span text:style-name="T45">et peut faire l’objet d’une commande d’impression</text:span></text:p>
          </table:table-cell>
          <table:table-cell table:style-name="Tableau3.A4" office:value-type="string">
            <text:p text:style-name="P31">Lorsque l’étape 3 du step by step est validé, les informations du menu sont sauvegardé<text:span text:style-name="T69">s</text:span> en BDD une fois le formulaire validé</text:p>
          </table:table-cell>
          <table:table-cell table:style-name="Tableau3.A4" office:value-type="string">
            <text:p text:style-name="P44">Jquery</text:p>
            <text:p text:style-name="P51">HTML form Validators</text:p>
          </table:table-cell>
          <table:table-cell table:style-name="Tableau3.A4" office:value-type="string">
            <text:p text:style-name="P51">HTML possède des attributs <text:s/>pour les formulaire permettant de valider <text:span text:style-name="T57">de valider ce dernier sans recourir à da’autres langage telle que JS</text:span></text:p>
          </table:table-cell>
          <table:table-cell table:style-name="Tableau3.A4" office:value-type="string">
            <text:p text:style-name="P58">1) solution présente directement en <text:s/>HTML</text:p>
            <text:p text:style-name="P58">2) la structure du code asynchorne est simple avec des ouitls facile à appréhender</text:p>
          </table:table-cell>
        </table:table-row>
        <table:table-row table:style-name="Tableau3.1">
          <table:table-cell table:style-name="Tableau3.A4" office:value-type="string">
            <text:p text:style-name="P41">Les menus créés par l’utilisateur sont listés et peuvent être modifiés dynamiquement, <text:span text:style-name="T45">ou supprimés</text:span></text:p>
          </table:table-cell>
          <table:table-cell table:style-name="Tableau3.A4" office:value-type="string">
            <text:p text:style-name="P31">Le menu « Mes menus » liste les menus créés par l’utilisateur, et permet pour chacun de revenir <text:soft-page-break/>sur le step by step afin de modifier dynamiquement ce menu, <text:span text:style-name="T45">ou de le supprimer</text:span></text:p>
            <text:p text:style-name="P31">- <text:span text:style-name="T45">il est également possible de créer un nouveau menu directement sur cette dans ce menu</text:span></text:p>
          </table:table-cell>
          <table:table-cell table:style-name="Tableau3.A4" office:value-type="string">
            <text:p text:style-name="P52">NoSQL</text:p>
          </table:table-cell>
          <table:table-cell table:style-name="Tableau3.A4" office:value-type="string">
            <text:p text:style-name="P52">NoSQL utilise la notion de collection pour stocké l’information, ce qui peut-etre présenté comme un simple document JSON</text:p>
          </table:table-cell>
          <table:table-cell table:style-name="Tableau3.A4" office:value-type="string">
            <text:p text:style-name="P59">1) c’est le type de base de donnée le plus simple et sécurisé à mettre en œuvre</text:p>
            <text:p text:style-name="P59">2) adapter <text:span text:style-name="T57">pour des projet web de petite taille</text:span></text:p>
          </table:table-cell>
        </table:table-row>
        <table:table-row table:style-name="Tableau3.1">
          <table:table-cell table:style-name="Tableau3.A4" office:value-type="string">
            <text:p text:style-name="P33">Page « Tarifs » donne accès aux tarifs de MenuMaker</text:p>
          </table:table-cell>
          <table:table-cell table:style-name="Tableau3.A4" office:value-type="string">
            <text:p text:style-name="P33">S’ouvre dans un nouvel onglet pour y proposer les tarifs de l’application, et le nom de domaine doit suivre le pattern : </text:p>
            <text:p text:style-name="P33">https://URL_DE_QWENTA/tarifs/menumaker</text:p>
          </table:table-cell>
          <table:table-cell table:style-name="Tableau3.A4" office:value-type="string">
            <text:p text:style-name="P34">Attribut html target=« blank »</text:p>
            <text:p text:style-name="P34"/>
            <text:p text:style-name="P34"/>
          </table:table-cell>
          <table:table-cell table:style-name="Tableau3.A4" office:value-type="string">
            <text:p text:style-name="P52">La manière la plus simple et efficace d’afficher une page web dans un nouvel onglet</text:p>
          </table:table-cell>
          <table:table-cell table:style-name="Tableau3.A4" office:value-type="string">
            <text:p text:style-name="P58">1) solution présente directement en <text:s/>HTML</text:p>
            <text:p text:style-name="P59"/>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7">Permet les 4 fonctionnalités de l’application (créer, modifier, diffuser, imprimer un menu restaurant)</text:p>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ext:soft-page-break/>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
      <text:p text:style-name="P16"/>
      <text:p text:style-name="P16"/>
      <text:list xml:id="list115854888323164" text:continue-list="list178152485" text:style-name="WWNum4">
        <text:list-item>
          <text:p text:style-name="P69">Liens avec le back-end </text:p>
        </text:list-item>
      </text:list>
      <text:p text:style-name="P64"><draw:rect text:anchor-type="as-char" style:rel-width="100%" draw:z-index="12" draw:name="Forme2" draw:style-name="gr1" draw:text-style-name="P85" svg:width="24.621cm" svg:height="0.054cm"><text:p/></draw:rect></text:p>
      <text:p text:style-name="P16"/>
      <text:list xml:id="list4065671437" text:style-name="WWNum7">
        <text:list-item>
          <text:p text:style-name="P81"><text:span text:style-name="T4">Quel langage pour le serveur ? <text:s/><text:line-break/></text:span><text:span text:style-name="T7">NodeJS</text:span><text:span text:style-name="T6"> </text:span></text:p>
        </text:list-item>
        <text:list-item>
          <text:p text:style-name="P79">A-t-on besoin d’une API ? Si oui laquelle ? <text:s/><text:line-break/>Oui, <text:span text:style-name="T70">par soucis de sécurité une interface entre le front et les données utilisateur sera utile. </text:span><text:span text:style-name="T18">ExpressJS</text:span></text:p>
        </text:list-item>
        <text:list-item>
          <text:p text:style-name="P81"><text:span text:style-name="T4">Base de données choisie : <text:line-break/></text:span><text:span text:style-name="T8">NO SQL </text:span><text:span text:style-name="T9">comme </text:span><text:span text:style-name="T10">MongoDB</text:span><text:span text:style-name="T9"> (plus sûr pour les données utilisateur et moins complexe pour les développeurs)</text:span></text:p>
        </text:list-item>
      </text:list>
      <text:p text:style-name="P15"/>
      <text:p text:style-name="P18"/>
      <text:list xml:id="list115854379406721" text:continue-list="list115854888323164" text:style-name="WWNum4">
        <text:list-item>
          <text:p text:style-name="P69">Préconisations concernant le domaine et l’hébergement</text:p>
        </text:list-item>
      </text:list>
      <text:p text:style-name="P64"><draw:rect text:anchor-type="as-char" style:rel-width="100%" draw:z-index="13" draw:name="Forme3" draw:style-name="gr1" draw:text-style-name="P85" svg:width="24.621cm" svg:height="0.054cm"><text:p/></draw:rect></text:p>
      <text:p text:style-name="P16"/>
      <text:list xml:id="list3155613143" text:style-name="WWNum8">
        <text:list-item>
          <text:p text:style-name="P82"><text:span text:style-name="T20">Nom du domaine</text:span>: <text:span text:style-name="T51">https://ohmymenu.</text:span><text:span text:style-name="T52">qwenta</text:span><text:span text:style-name="T51">.com</text:span></text:p>
        </text:list-item>
        <text:list-item>
          <text:p text:style-name="P72"><text:span text:style-name="T20">Nom de l’hébergement:</text:span> <text:span text:style-name="T51">1&amp;1.com</text:span></text:p>
        </text:list-item>
        <text:list-item>
          <text:p text:style-name="P73"><text:span text:style-name="T20">Adresses e-mail :</text:span> <text:s/><text:span text:style-name="T52">o</text:span><text:span text:style-name="T51">hmymenu.</text:span><text:span text:style-name="T52">qwenta</text:span><text:span text:style-name="T51">@contact.com</text:span></text:p>
        </text:list-item>
      </text:list>
      <text:p text:style-name="P65"/>
      <text:p text:style-name="P66"/>
      <text:list xml:id="list115854671537252" text:continue-list="list115854379406721" text:style-name="WWNum4">
        <text:list-item>
          <text:p text:style-name="P70">Accessibilité</text:p>
        </text:list-item>
      </text:list>
      <text:p text:style-name="P64"><draw:rect text:anchor-type="as-char" style:rel-width="100%" draw:z-index="14" draw:name="Forme4" draw:style-name="gr1" draw:text-style-name="P85" svg:width="24.621cm" svg:height="0.054cm"><text:p/></draw:rect></text:p>
      <text:p text:style-name="P16"/>
      <text:list xml:id="list1322445792" text:style-name="WWNum2">
        <text:list-item>
          <text:p text:style-name="P75"><text:span text:style-name="T20">Compatibilité navigateur :</text:span> compatibilité avec les dernières versions de <text:span text:style-name="T17">Chrome</text:span>, <text:span text:style-name="T17">Safari </text:span>et <text:span text:style-name="T17">Firefox</text:span></text:p>
          <text:p text:style-name="P75"/>
        </text:list-item>
        <text:list-item>
          <text:p text:style-name="P74"><text:soft-page-break/><text:span text:style-name="T20">Types d’appareils :</text:span> Le site devra être en version desktop. Pas de version mobile à développer ni à prévoir</text:p>
        </text:list-item>
      </text:list>
      <text:p text:style-name="P65"/>
      <text:p text:style-name="P16"/>
      <text:list xml:id="list115853207979923" text:continue-list="list115854671537252" text:style-name="WWNum4">
        <text:list-item>
          <text:p text:style-name="P70">Services tiers</text:p>
        </text:list-item>
      </text:list>
      <text:p text:style-name="P64"><draw:rect text:anchor-type="as-char" style:rel-width="100%" draw:z-index="15" draw:name="Forme5" draw:style-name="gr1" draw:text-style-name="P85" svg:width="24.621cm" svg:height="0.054cm"><text:p/></draw:rect></text:p>
      <text:p text:style-name="P16"/>
      <text:list xml:id="list115854657097345" text:continue-list="list948690861" text:style-name="WWNum1">
        <text:list-item>
          <text:p text:style-name="P76">Noms et justification de ceux qui devront être implémentés pour le bon fonctionnement et le suivi du site (par exemple les plugins) : <text:line-break/><text:span text:style-name="T70">Un plugins d’aide à l’écriture de code comme Git Copilot, des snippet pour Javascript, ReactJS, ExpressJS et MongoDB</text:span></text:p>
          <text:p text:style-name="P76"/>
        </text:list-item>
      </text:list>
      <text:p text:style-name="P14"/>
      <text:list xml:id="list115854747535957" text:continue-list="list115853207979923" text:style-name="WWNum4">
        <text:list-item>
          <text:p text:style-name="P70">Recommandations en termes de sécurité</text:p>
        </text:list-item>
      </text:list>
      <text:p text:style-name="P64"><draw:rect text:anchor-type="as-char" style:rel-width="100%" draw:z-index="16" draw:name="Forme6" draw:style-name="gr1" draw:text-style-name="P85" svg:width="24.621cm" svg:height="0.054cm"><text:p/></draw:rect></text:p>
      <text:p text:style-name="P67"/>
      <text:list xml:id="list1722304180" text:style-name="WWNum6">
        <text:list-item>
          <text:p text:style-name="P77">Accès aux comptes, plugin<text:span text:style-name="T70">s : <text:line-break/>Aucune restriction nécessaire pour les plugins recommandés</text:span></text:p>
        </text:list-item>
        <text:list-item>
          <text:p text:style-name="P80"><text:span text:style-name="T67">L’utilisateur de </text:span>rôles <text:span text:style-name="T67">pour se connecté au projet(5)</text:span> : <text:line-break/>admin, front, back, noneLoggedUser, loggedUser</text:p>
        </text:list-item>
      </text:list>
      <text:p text:style-name="P16"><text:line-break/></text:p>
      <text:list xml:id="list115855053218186" text:continue-list="list115854747535957" text:style-name="WWNum4">
        <text:list-item>
          <text:p text:style-name="P83"><text:span text:style-name="T11">Maintenance du site et futures mises à jour</text:span><draw:rect text:anchor-type="as-char" style:rel-width="100%" draw:z-index="17" draw:name="Forme7" draw:style-name="gr1" draw:text-style-name="P85" svg:width="24.621cm" svg:height="0.054cm"><text:p/></draw:rect></text:p>
        </text:list-item>
      </text:list>
      <text:p text:style-name="P14"/>
      <text:list xml:id="list525676779" text:style-name="WWNum3">
        <text:list-item>
          <text:p text:style-name="P78">Grandes lignes du contrat de maintenance.<text:line-break/>- <text:span text:style-name="T70">Si des modifications en terme de design ou de fonctionnalités sont demandées côtés frontend, nous les prendrons en charge sur la base d’un contrat renouvelable tous les 6mois. <text:line-break/>- Si des modification et des bugs sont à résoudre côté backend vous aurez un contact privilégi</text:span><text:span text:style-name="T71">é</text:span><text:span text:style-name="T70"> avec le prestataire de service qui travail sur ce projet avec nous.<text:line-break/>- Au niveau du design ce sera pareil, vous pourrait contacter le prestataire de service qui à fait la maquette </text:span><text:soft-page-break/><text:span text:style-name="T70">actuelle de « Menu Maker by Qwenta »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Inter-Regular"/>
    <style:font-face style:name="Lohit Devanagari1" svg:font-family="'Lohit Devanagari'"/>
    <style:font-face style:name="Source Sans Pro" svg:font-family="'Source Sans Pro', 'Lucida Grande', sans-serif"/>
    <style:font-face style:name="arial" svg:font-family="arial" style:font-family-generic="swis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9.491cm" svg:y="-2.143cm" svg:width="5.622cm" svg:height="2.812cm" draw:z-index="10"><draw:image xlink:href="Pictures/100000000000051D0000028F466EBDCF70CD4B9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5-17T11:58:52.972636303</dc:date>
    <meta:editing-duration>PT21H13M14S</meta:editing-duration>
    <meta:editing-cycles>16</meta:editing-cycles>
    <meta:generator>LibreOffice/6.4.7.2$Linux_X86_64 LibreOffice_project/40$Build-2</meta:generator>
    <meta:document-statistic meta:table-count="3" meta:image-count="1" meta:object-count="0" meta:page-count="11" meta:paragraph-count="175" meta:word-count="2026" meta:character-count="12259" meta:non-whitespace-character-count="10376"/>
  </office:meta>
</office:document-meta>
</file>